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202f" officeooo:paragraph-rsid="0013202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3202f" officeooo:paragraph-rsid="0013202f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ez au fullstack avec nodejs, express et MongoDB</text:p>
      <text:p text:style-name="P1"/>
      <text:p text:style-name="P2"/>
      <text:p text:style-name="P2"/>
      <text:p text:style-name="P2">configurez l’environnement de développement :</text:p>
      <text:p text:style-name="P2"/>
      <text:p text:style-name="P2">installer node =&gt; pour effet installer le runtime js de node </text:p>
      <text:p text:style-name="P2">node package manager ou npm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08:32:16.498700477</meta:creation-date>
    <dc:date>2022-06-17T08:37:42.393728170</dc:date>
    <meta:editing-duration>PT5M26S</meta:editing-duration>
    <meta:editing-cycles>1</meta:editing-cycles>
    <meta:document-statistic meta:table-count="0" meta:image-count="0" meta:object-count="0" meta:page-count="1" meta:paragraph-count="4" meta:word-count="29" meta:character-count="185" meta:non-whitespace-character-count="158"/>
    <meta:generator>LibreOffice/6.4.7.2$Linux_X86_64 LibreOffice_project/40$Build-2</meta:generator>
  </office:meta>
</office:document-meta>
</file>